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a0c" officeooo:paragraph-rsid="00128a0c"/>
    </style:style>
    <style:style style:name="P2" style:family="paragraph" style:parent-style-name="Standard">
      <style:text-properties officeooo:rsid="00128a0c" officeooo:paragraph-rsid="00128a0c" fo:background-color="#ed1c24"/>
    </style:style>
    <style:style style:name="P3" style:family="paragraph" style:parent-style-name="Standard">
      <style:text-properties officeooo:rsid="00172ee9" officeooo:paragraph-rsid="00172ee9" fo:background-color="#ed1c24"/>
    </style:style>
    <style:style style:name="P4" style:family="paragraph" style:parent-style-name="Standard">
      <style:text-properties officeooo:rsid="00128a0c" officeooo:paragraph-rsid="00128a0c" fo:background-color="transparent"/>
    </style:style>
    <style:style style:name="P5" style:family="paragraph" style:parent-style-name="Standard">
      <style:text-properties officeooo:rsid="00128a0c" officeooo:paragraph-rsid="00172ee9" fo:background-color="transparent"/>
    </style:style>
    <style:style style:name="P6" style:family="paragraph" style:parent-style-name="Standard">
      <style:text-properties officeooo:rsid="0033cbae" officeooo:paragraph-rsid="0033cbae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128a0c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1d4492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37997b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officeooo:rsid="001f29a5" officeooo:paragraph-rsid="001f29a5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officeooo:rsid="00258469" officeooo:paragraph-rsid="00258469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28a0c" officeooo:paragraph-rsid="00128a0c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305815" officeooo:paragraph-rsid="00305815"/>
    </style:style>
    <style:style style:name="T1" style:family="text">
      <style:text-properties officeooo:rsid="0013fb0c"/>
    </style:style>
    <style:style style:name="T2" style:family="text">
      <style:text-properties officeooo:rsid="001680ef"/>
    </style:style>
    <style:style style:name="T3" style:family="text">
      <style:text-properties officeooo:rsid="0017dcd1"/>
    </style:style>
    <style:style style:name="T4" style:family="text">
      <style:text-properties officeooo:rsid="00265f96"/>
    </style:style>
    <style:style style:name="T5" style:family="text">
      <style:text-properties officeooo:rsid="00297aa4"/>
    </style:style>
    <style:style style:name="T6" style:family="text">
      <style:text-properties officeooo:rsid="002cec94"/>
    </style:style>
    <style:style style:name="T7" style:family="text">
      <style:text-properties officeooo:rsid="002d04a5"/>
    </style:style>
    <style:style style:name="T8" style:family="text">
      <style:text-properties officeooo:rsid="002d540c"/>
    </style:style>
    <style:style style:name="T9" style:family="text">
      <style:text-properties officeooo:rsid="002df031"/>
    </style:style>
    <style:style style:name="T10" style:family="text">
      <style:text-properties officeooo:rsid="002eccfb"/>
    </style:style>
    <style:style style:name="T11" style:family="text">
      <style:text-properties officeooo:rsid="00325326"/>
    </style:style>
    <style:style style:name="T12" style:family="text">
      <style:text-properties officeooo:rsid="0037997b"/>
    </style:style>
    <style:style style:name="T13" style:family="text">
      <style:text-properties officeooo:rsid="0042c2bf"/>
    </style:style>
    <style:style style:name="T14" style:family="text">
      <style:text-properties officeooo:rsid="004512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<text:span text:style-name="T11">and Language </text:span>Library</text:p>
      <text:p text:style-name="P1"/>
      <text:p text:style-name="P6">Culture A | Language</text:p>
      <text:p text:style-name="P6"><text:tab/>Derivative Culture A.i | Language</text:p>
      <text:p text:style-name="P6"><text:tab/>Derivative Culture A.ii | Language</text:p>
      <text:p text:style-name="P1"/>
      <text:p text:style-name="P2">Waith of the Four Cities – extinct <text:span text:style-name="T9">| Tolkien Elvish</text:span></text:p>
      <text:p text:style-name="P4"><text:tab/><text:span text:style-name="T2">Vanhar (in the caves of Haldarda) </text:span><text:span text:style-name="T14">| Tolkien Elvish</text:span></text:p>
      <text:p text:style-name="P5"><text:tab/>Rhun <text:span text:style-name="T9">| Tolkien Elvish</text:span></text:p>
      <text:p text:style-name="P5"/>
      <text:p text:style-name="P1">Prehistoric Loss’kelvar <text:span text:style-name="T8">| Proto Niger-Congo</text:span></text:p>
      <text:p text:style-name="P1"><text:tab/><text:span text:style-name="T8">Modern Loss’kelvar | Igbo</text:span></text:p>
      <text:p text:style-name="P1"><text:tab/><text:span text:style-name="T3">Prehistoric Orun </text:span><text:span text:style-name="T8">| Proto Yoruba</text:span></text:p>
      <text:p text:style-name="P1"><text:tab/><text:tab/><text:span text:style-name="T3">Kekere </text:span><text:span text:style-name="T8">| hundreds of Niger-Congo languages</text:span></text:p>
      <text:p text:style-name="P1"><text:tab/><text:tab/><text:span text:style-name="T3">Nla </text:span><text:span text:style-name="T8">| Yoruba</text:span></text:p>
      <text:p text:style-name="P1"><text:tab/><text:tab/></text:p>
      <text:p text:style-name="P1">Prehistoric Onear <text:span text:style-name="T10">| Igbo variant</text:span></text:p>
      <text:p text:style-name="P2">Okemenel – extinct <text:span text:style-name="T10">| Southern Sotho</text:span></text:p>
      <text:p text:style-name="P1"/>
      <text:p text:style-name="P3">Astar – Origin – extinct <text:span text:style-name="T7">| PIE</text:span></text:p>
      <text:p text:style-name="P11">Tellinese <text:span text:style-name="T7">| PIE + Hindi</text:span></text:p>
      <text:p text:style-name="P11"><text:tab/><text:span text:style-name="T6">Tellinese-Jangatet </text:span><text:span text:style-name="T7">| PIE + Hindi</text:span></text:p>
      <text:p text:style-name="P11"><text:tab/><text:tab/><text:span text:style-name="T6">Samavaga </text:span><text:span text:style-name="T7">| PIE + Sinhala</text:span></text:p>
      <text:p text:style-name="P11"><text:tab/><text:tab/><text:span text:style-name="T13">Haritian | PIE + Domari</text:span></text:p>
      <text:p text:style-name="P11"><text:tab/><text:span text:style-name="T6">Narazi </text:span><text:span text:style-name="T7">| PIE + Gujarati</text:span></text:p>
      <text:p text:style-name="P10">Ghahaka<text:span text:style-name="T5">n </text:span><text:span text:style-name="T7">| PIE + Punjabi</text:span></text:p>
      <text:p text:style-name="P8">Huroma<text:span text:style-name="T4">n </text:span><text:span text:style-name="T7">| PIE + Bangala</text:span></text:p>
      <text:p text:style-name="P8"><text:tab/><text:span text:style-name="T6">Huroman-Nlashikir </text:span><text:span text:style-name="T7">| PIE + Bangala + Yoruba</text:span></text:p>
      <text:p text:style-name="P9"><text:tab/><text:tab/><text:span text:style-name="T12">Marman </text:span><text:span text:style-name="T7">| PIE + Bangala + Yoruba</text:span></text:p>
      <text:p text:style-name="P9"><text:tab/><text:tab/><text:span text:style-name="T12">Omanusian </text:span><text:span text:style-name="T7">| PIE + Bangala + Yoruba</text:span></text:p>
      <text:p text:style-name="P9"><text:tab/><text:tab/><text:span text:style-name="T12">Shukunene</text:span><text:span text:style-name="T6"> </text:span><text:span text:style-name="T7">| PIE + Bangala + Yoruba</text:span></text:p>
      <text:p text:style-name="P7"/>
      <text:p text:style-name="P7">Raweli <text:span text:style-name="T1">(+Ezelani)</text:span></text:p>
      <text:p text:style-name="P7">Bhsad</text:p>
      <text:p text:style-name="P7">Prehistoric East Tepeheo (Pikis, Maniyai, Marnos)</text:p>
      <text:p text:style-name="P12"/>
      <text:p text:style-name="P13">Andolem, Nayanzelic | Tolkien Elvish + Igbo → Slavic/Baltic variant, Latvi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1-13T08:57:08.491342710</dc:date>
    <meta:editing-duration>PT5H32M11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61" meta:character-count="972" meta:non-whitespace-character-count="812"/>
  </office:meta>
</office:document-meta>
</file>